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rsid="00141b30" officeooo:paragraph-rsid="00141b30"/>
    </style:style>
    <style:style style:name="P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342d71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c2108" officeooo:paragraph-rsid="002c2108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f9403" officeooo:paragraph-rsid="002f9403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d236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061a6" officeooo:paragraph-rsid="002061a6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4d568" style:font-size-asian="12pt" style:font-size-complex="12pt"/>
    </style:style>
    <style:style style:name="P1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1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1879a4"/>
    </style:style>
    <style:style style:name="P17" style:family="paragraph" style:parent-style-name="Text_20_body">
      <style:text-properties officeooo:paragraph-rsid="0013f9df"/>
    </style:style>
    <style:style style:name="P18" style:family="paragraph" style:parent-style-name="Text_20_body">
      <style:text-properties officeooo:paragraph-rsid="0034d568"/>
    </style:style>
    <style:style style:name="P1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20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paragraph-rsid="0013f9df"/>
    </style:style>
    <style:style style:name="P21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/>
    </style:style>
    <style:style style:name="P22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2f9403" officeooo:paragraph-rsid="0034d568" style:font-size-asian="12pt" style:font-size-complex="12pt"/>
    </style:style>
    <style:style style:name="P23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141b30" officeooo:paragraph-rsid="00141b30" style:font-size-asian="12pt" style:font-size-complex="12pt"/>
    </style:style>
    <style:style style:name="P24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2e0736" officeooo:paragraph-rsid="00141b30" style:font-size-asian="12pt" style:font-size-complex="12pt"/>
    </style:style>
    <style:style style:name="P25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02e0736" officeooo:paragraph-rsid="003a93c7" style:font-size-asian="12pt" style:font-size-complex="12pt"/>
    </style:style>
    <style:style style:name="P2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paragraph-rsid="00141b30"/>
    </style:style>
    <style:style style:name="P27" style:family="paragraph" style:parent-style-name="Text_20_body">
      <style:text-properties officeooo:paragraph-rsid="002f9403"/>
    </style:style>
    <style:style style:name="P28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/>
    </style:style>
    <style:style style:name="P29" style:family="paragraph" style:parent-style-name="Text_20_body">
      <style:paragraph-properties fo:margin-top="0cm" fo:margin-bottom="0.247cm" loext:contextual-spacing="false" fo:text-align="start" style:justify-single-word="false" fo:orphans="2" fo:widows="2"/>
    </style:style>
    <style:style style:name="P30" style:family="paragraph" style:parent-style-name="Standard">
      <style:text-properties fo:font-variant="normal" fo:text-transform="none" fo:color="#333333" style:font-name="Helvetica Neue" fo:font-size="10.5pt" fo:letter-spacing="normal" fo:font-style="normal" fo:font-weight="normal" officeooo:rsid="002e0736" officeooo:paragraph-rsid="003a93c7" style:font-size-asian="12pt" style:font-size-complex="12pt"/>
    </style:style>
    <style:style style:name="P31" style:family="paragraph" style:parent-style-name="Standard">
      <style:text-properties fo:font-variant="normal" fo:text-transform="none" fo:color="#212529" style:font-name="apple-system" fo:font-size="12pt" fo:letter-spacing="normal" fo:font-style="normal" fo:font-weight="normal" officeooo:rsid="002e0736" officeooo:paragraph-rsid="003a93c7" style:font-size-asian="12pt" style:font-size-complex="12pt"/>
    </style:style>
    <style:style style:name="P32" style:family="paragraph" style:parent-style-name="Standard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212529" style:font-name="apple-system" fo:font-size="12pt" fo:letter-spacing="normal" fo:font-style="normal" fo:font-weight="normal" officeooo:paragraph-rsid="003a93c7"/>
    </style:style>
    <style:style style:name="P33" style:family="paragraph" style:parent-style-name="Standard">
      <style:paragraph-properties fo:margin-top="0cm" fo:margin-bottom="0.247cm" loext:contextual-spacing="false" fo:text-align="start" style:justify-single-word="false" fo:orphans="2" fo:widows="2"/>
      <style:text-properties officeooo:paragraph-rsid="003a93c7"/>
    </style:style>
    <style:style style:name="P34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35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41b30" style:font-size-asian="12pt" style:font-size-complex="12pt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141b30" style:font-size-asian="12pt" style:font-size-complex="12pt"/>
    </style:style>
    <style:style style:name="T5" style:family="text">
      <style:text-properties fo:font-variant="normal" fo:text-transform="none" fo:color="#212529" style:font-name="apple-system" fo:letter-spacing="normal" fo:font-style="normal" fo:font-weight="bold"/>
    </style:style>
    <style:style style:name="T6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212529" style:font-name="apple-system" fo:font-size="12pt" fo:letter-spacing="normal" fo:font-style="normal" fo:font-weight="normal" officeooo:rsid="00141b30" style:font-size-asian="12pt" style:font-size-complex="12pt"/>
    </style:style>
    <style:style style:name="T8" style:family="text">
      <style:text-properties fo:font-variant="normal" fo:text-transform="none" fo:color="#e83e8c" style:font-name="SFMono-Regular" fo:font-size="10.5pt" fo:letter-spacing="normal" fo:font-style="normal" fo:font-weight="normal"/>
    </style:style>
    <style:style style:name="T9" style:family="text">
      <style:text-properties style:font-name="Helvetica Neue" fo:font-size="10.5pt"/>
    </style:style>
    <style:style style:name="T10" style:family="text">
      <style:text-properties officeooo:rsid="0017c506"/>
    </style:style>
    <style:style style:name="T11" style:family="text">
      <style:text-properties officeooo:rsid="00291e30"/>
    </style:style>
    <style:style style:name="T12" style:family="text">
      <style:text-properties officeooo:rsid="0034d568"/>
    </style:style>
    <style:style style:name="T13" style:family="text">
      <style:text-properties officeooo:rsid="00354156"/>
    </style:style>
    <style:style style:name="T14" style:family="text">
      <style:text-properties fo:color="#333333" style:font-name="Helvetica Neue" fo:font-size="10.5pt"/>
    </style:style>
    <style:style style:name="T15" style:family="text">
      <style:text-properties officeooo:rsid="003a93c7"/>
    </style:style>
    <style:style style:name="T16" style:family="text">
      <style:text-properties officeooo:rsid="00141b30"/>
    </style:style>
    <style:style style:name="T17" style:family="text">
      <style:text-properties officeooo:rsid="00141b30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Zone de texte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35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ontrol text:anchor-type="paragraph" draw:z-index="3" draw:style-name="gr2" draw:text-style-name="P35" svg:width="4.095cm" svg:height="0.726cm" svg:x="1.245cm" svg:y="-1.009cm" draw:control="control4"/><text:span text:style-name="T10">Rapport - </text:span>TP<text:span text:style-name="T15">4</text:span> <text:span text:style-name="T11">PHP</text:span></text:p>
      <text:h text:style-name="Heading_20_1" text:outline-level="1">Exercice 1 - Création de la page index</text:h>
      <text:p text:style-name="P20"><text:span text:style-name="T14">Quels sont les points communs entre les scripts TP03Accueil.php, TP02Form.php et TP03Construction.php ?</text:span></text:p>
      <text:p text:style-name="P17"><draw:control text:anchor-type="as-char" draw:z-index="0" draw:style-name="gr1" draw:text-style-name="P34" svg:width="16.999cm" svg:height="1.574cm" draw:control="control1"/></text:p>
      <text:h text:style-name="Heading_20_1" text:outline-level="1">Exercice 2 - Création des pages model, entete, menu et accueil</text:h>
      <text:p text:style-name="P21">Quels sont les différence avec le script TP03Entete.php ?.</text:p>
      <text:p text:style-name="P2"><draw:control text:anchor-type="as-char" draw:z-index="1" draw:style-name="gr1" draw:text-style-name="P34" svg:width="16.871cm" svg:height="2.774cm" draw:control="control2"/></text:p>
      <text:p text:style-name="P22">Quels sont les différence avec le script TP03Menu.php ?</text:p>
      <text:p text:style-name="P11"><draw:control text:anchor-type="as-char" draw:z-index="6" draw:style-name="gr1" draw:text-style-name="P34" svg:width="16.647cm" svg:height="2.971cm" draw:control="control7"/></text:p>
      <text:p text:style-name="P26">Lancez le script TP04_index.php, que se passe-t-il ?</text:p>
      <text:p text:style-name="P15"><draw:control text:anchor-type="as-char" draw:z-index="2" draw:style-name="gr1" draw:text-style-name="P34" svg:width="16.842cm" svg:height="3.146cm" draw:control="control3"/></text:p>
      <text:p text:style-name="P27"><text:span text:style-name="T7">Clickez sur un des éléments du menu, pourquoi a-t-on cette erreur ?</text:span></text:p>
      <text:p text:style-name="P19"><draw:control text:anchor-type="as-char" draw:z-index="4" draw:style-name="gr1" draw:text-style-name="P34" svg:width="16.849cm" svg:height="2.553cm" draw:control="control5"/></text:p>
      <text:h text:style-name="Heading_20_1" text:outline-level="1"><text:soft-page-break/>Exercice 3 - Création du contrôleur</text:h>
      <text:p text:style-name="P23">A quoi correspond dans l'URL $_REQUEST['action'] ?</text:p>
      <text:p text:style-name="P8"><draw:control text:anchor-type="as-char" draw:z-index="5" draw:style-name="gr1" draw:text-style-name="P34" svg:width="16.925cm" svg:height="1.925cm" draw:control="control6"/></text:p>
      <text:p text:style-name="P24">Pourquoi seul l'élément accueil du menu ne provoque pas d'erreur ?</text:p>
      <text:p text:style-name="P30"><draw:control text:anchor-type="as-char" draw:z-index="7" draw:style-name="gr1" draw:text-style-name="P34" svg:width="16.925cm" svg:height="1.925cm" draw:control="control8"/></text:p>
      <text:h text:style-name="Heading_20_1" text:outline-level="1">Exercice 4 - Création des vues</text:h>
      <text:p text:style-name="P25">Lancez le script TP04_index.php, que se passe-t-il ?</text:p>
      <text:p text:style-name="P31"><draw:control text:anchor-type="as-char" draw:z-index="8" draw:style-name="gr1" draw:text-style-name="P34" svg:width="16.925cm" svg:height="1.925cm" draw:control="control9"/></text:p>
      <text:p text:style-name="P28">Clickez sur l'élément Nous contacter du menu, que se passe-t-il ?</text:p>
      <text:p text:style-name="P32"><draw:control text:anchor-type="as-char" draw:z-index="9" draw:style-name="gr1" draw:text-style-name="P34" svg:width="16.925cm" svg:height="1.925cm" draw:control="control10"/></text:p>
      <text:p text:style-name="P28">Modifiez la method post du formulaire en get, que se passe-t-il ?</text:p>
      <text:p text:style-name="P32"><draw:control text:anchor-type="as-char" draw:z-index="10" draw:style-name="gr1" draw:text-style-name="P34" svg:width="16.925cm" svg:height="1.925cm" draw:control="control11"/></text:p>
      <text:p text:style-name="P29"><text:span text:style-name="T6">Quel est le role de la méthode </text:span><text:span text:style-name="Source_20_Text"><text:span text:style-name="T8">POST</text:span></text:span><text:span text:style-name="T6"> ? Pourquoi est elle plus efficace que la méthode </text:span><text:span text:style-name="Source_20_Text"><text:span text:style-name="T8">GET</text:span></text:span><text:span text:style-name="T6"> ?</text:span></text:p>
      <text:p text:style-name="P33"><text:span text:style-name="T6"><draw:control text:anchor-type="as-char" draw:z-index="11" draw:style-name="gr1" draw:text-style-name="P34" svg:width="16.925cm" svg:height="1.925cm" draw:control="control12"/></text:span></text:p>
      <text:p text:style-name="P28">Lancez le script TP04_index.php, que se passe-t-il ?</text:p>
      <text:p text:style-name="P32"><draw:control text:anchor-type="as-char" draw:z-index="12" draw:style-name="gr1" draw:text-style-name="P34" svg:width="16.925cm" svg:height="2.595cm" draw:control="control13"/></text:p>
      <text:p text:style-name="P28"><text:soft-page-break/>Clickez sur un des éléments du menu, tous les fonctionnent-t-il ?</text:p>
      <text:p text:style-name="P32"><draw:control text:anchor-type="as-char" draw:z-index="13" draw:style-name="gr1" draw:text-style-name="P34" svg:width="16.925cm" svg:height="1.925cm" draw:control="control14"/></text:p>
      <text:p text:style-name="P28">Pourquoi les liens nos produits et langage affichent des pages différentes ?</text:p>
      <text:p text:style-name="P30"><draw:control text:anchor-type="as-char" draw:z-index="14" draw:style-name="gr1" draw:text-style-name="P34" svg:width="16.925cm" svg:height="1.925cm" draw:control="control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9-07-07T03:43:57.465000000</dc:date>
    <meta:editing-duration>P2DT6H36M40S</meta:editing-duration>
    <meta:editing-cycles>33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34" meta:word-count="188" meta:character-count="1106" meta:non-whitespace-character-count="937"/>
  </office:meta>
</office:document-meta>
</file>